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mathscr" svg:font-family="Cmathsc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re_20_Chapitre">
      <style:paragraph-properties fo:padding="0cm" fo:border="none" style:shadow="none" style:writing-mode="page">
        <style:tab-stops>
          <style:tab-stop style:position="27.7cm" style:type="right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text-properties officeooo:paragraph-rsid="0054d300"/>
    </style:style>
    <style:style style:name="P3" style:family="paragraph" style:parent-style-name="Standard"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4" style:family="paragraph" style:parent-style-name="Standard">
      <style:text-properties officeooo:paragraph-rsid="0055d85b"/>
    </style:style>
    <style:style style:name="P5" style:family="paragraph" style:parent-style-name="Standard">
      <style:text-properties officeooo:paragraph-rsid="00602dae"/>
    </style:style>
    <style:style style:name="P6" style:family="paragraph" style:parent-style-name="Standard">
      <style:paragraph-properties fo:break-before="column"/>
      <style:text-properties fo:font-size="17pt"/>
    </style:style>
    <style:style style:name="P7" style:family="paragraph" style:parent-style-name="Exo_20_1_29_">
      <style:text-properties officeooo:rsid="006234ab" officeooo:paragraph-rsid="006234ab"/>
    </style:style>
    <style:style style:name="P8" style:family="paragraph" style:parent-style-name="Exo_20_1_29_">
      <style:text-properties officeooo:rsid="004e35c7" officeooo:paragraph-rsid="004e35c7"/>
    </style:style>
    <style:style style:name="P9" style:family="paragraph" style:parent-style-name="Exo_20_1_29_" style:list-style-name="Numbering_20_1">
      <style:text-properties officeooo:rsid="004e35c7" officeooo:paragraph-rsid="004e35c7"/>
    </style:style>
    <style:style style:name="P10" style:family="paragraph" style:parent-style-name="Exo_20_1_29_" style:list-style-name="Numbering_20_1">
      <style:text-properties officeooo:paragraph-rsid="0064772e"/>
    </style:style>
    <style:style style:name="P11" style:family="paragraph" style:parent-style-name="Exo_20_1_29_">
      <style:text-properties officeooo:paragraph-rsid="004503c8"/>
    </style:style>
    <style:style style:name="P12" style:family="paragraph" style:parent-style-name="Exo_20_1_29_">
      <style:text-properties officeooo:paragraph-rsid="00456281"/>
    </style:style>
    <style:style style:name="P13" style:family="paragraph" style:parent-style-name="Exo_20_1_29_">
      <style:text-properties fo:font-size="12pt" fo:language="fr" fo:country="FR" officeooo:rsid="0046cf89" officeooo:paragraph-rsid="0046cf89" style:font-size-asian="12pt" style:font-size-complex="12pt"/>
    </style:style>
    <style:style style:name="P14" style:family="paragraph" style:parent-style-name="Exo_20_1_29_">
      <style:text-properties officeooo:paragraph-rsid="00470156"/>
    </style:style>
    <style:style style:name="P15" style:family="paragraph" style:parent-style-name="Exo_20_1_29_">
      <style:text-properties officeooo:paragraph-rsid="004818e1"/>
    </style:style>
    <style:style style:name="P16" style:family="paragraph" style:parent-style-name="Exo_20_1_29_">
      <style:text-properties officeooo:rsid="0055d85b" officeooo:paragraph-rsid="0055d85b"/>
    </style:style>
    <style:style style:name="P17" style:family="paragraph" style:parent-style-name="Exo_20_1_29_">
      <style:text-properties officeooo:rsid="004e70dd" officeooo:paragraph-rsid="004e70dd"/>
    </style:style>
    <style:style style:name="P18" style:family="paragraph" style:parent-style-name="Exo_20_1_29_">
      <style:text-properties officeooo:rsid="00525fce" officeooo:paragraph-rsid="00525fce"/>
    </style:style>
    <style:style style:name="P19" style:family="paragraph" style:parent-style-name="Exo_20_1_29_">
      <style:text-properties officeooo:paragraph-rsid="0055d85b"/>
    </style:style>
    <style:style style:name="P20" style:family="paragraph" style:parent-style-name="Exo_20_I_29_" style:list-style-name="Numbering_20_4"/>
    <style:style style:name="P21" style:family="paragraph" style:parent-style-name="Exo_20_I_29_" style:list-style-name="Numbering_20_4">
      <style:text-properties officeooo:paragraph-rsid="0054d300"/>
    </style:style>
    <style:style style:name="P22" style:family="paragraph" style:parent-style-name="Exo_20_I_29_" style:list-style-name="Numbering_20_4">
      <style:text-properties officeooo:paragraph-rsid="00456281"/>
    </style:style>
    <style:style style:name="P23" style:family="paragraph" style:parent-style-name="Exo_20_I_29_" style:list-style-name="Numbering_20_4">
      <style:text-properties officeooo:paragraph-rsid="0055d85b"/>
    </style:style>
    <style:style style:name="P24" style:family="paragraph" style:parent-style-name="Exo_20_I_29_" style:list-style-name="Numbering_20_4">
      <style:text-properties officeooo:paragraph-rsid="00525fce"/>
    </style:style>
    <style:style style:name="P25" style:family="paragraph" style:parent-style-name="Exo_20_I_29_" style:list-style-name="Numbering_20_4">
      <style:text-properties officeooo:paragraph-rsid="00563a59"/>
    </style:style>
    <style:style style:name="P26" style:family="paragraph" style:parent-style-name="Exo_20_I_29_" style:list-style-name="Numbering_20_4">
      <style:text-properties officeooo:rsid="0018f107" officeooo:paragraph-rsid="0054d300"/>
    </style:style>
    <style:style style:name="P27" style:family="paragraph" style:parent-style-name="Exo_20_I_29_">
      <style:text-properties officeooo:paragraph-rsid="00470156"/>
    </style:style>
    <style:style style:name="P28" style:family="paragraph" style:parent-style-name="Exo_20_I_29_">
      <loext:graphic-properties draw:fill-gradient-name="gradient" draw:fill-hatch-name="hatch"/>
      <style:paragraph-properties style:join-border="false"/>
    </style:style>
    <style:style style:name="P29" style:family="paragraph" style:parent-style-name="Exo_20_I_29_">
      <style:text-properties officeooo:paragraph-rsid="0055d85b"/>
    </style:style>
    <style:style style:name="P30" style:family="paragraph" style:parent-style-name="Exo_20_I_29_" style:list-style-name="">
      <loext:graphic-properties draw:fill-gradient-name="gradient" draw:fill-hatch-name="hatch"/>
      <style:paragraph-properties fo:margin-top="0cm" fo:margin-bottom="0.199cm" loext:contextual-spacing="false" fo:padding="0cm" fo:border="none"/>
      <style:text-properties style:font-name="Arial" fo:font-weight="bold" officeooo:rsid="0054d300" officeooo:paragraph-rsid="0054d300" style:font-weight-asian="bold" style:font-weight-complex="bold"/>
    </style:style>
    <style:style style:name="P31" style:family="paragraph" style:parent-style-name="Exo_20_I_29_" style:list-style-name="">
      <loext:graphic-properties draw:fill-gradient-name="gradient" draw:fill-hatch-name="hatch"/>
      <style:paragraph-properties fo:margin-top="0cm" fo:margin-bottom="0.199cm" loext:contextual-spacing="false" fo:break-before="column" fo:padding="0cm" fo:border="none"/>
      <style:text-properties style:font-name="Arial" fo:font-weight="bold" officeooo:rsid="0054d300" officeooo:paragraph-rsid="0055d85b" style:font-weight-asian="bold" style:font-weight-complex="bold"/>
    </style:style>
    <style:style style:name="T1" style:family="text">
      <style:text-properties officeooo:rsid="0018f107"/>
    </style:style>
    <style:style style:name="T2" style:family="text">
      <style:text-properties officeooo:rsid="004503c8"/>
    </style:style>
    <style:style style:name="T3" style:family="text">
      <style:text-properties officeooo:rsid="00456281"/>
    </style:style>
    <style:style style:name="T4" style:family="text">
      <style:text-properties fo:font-size="12pt" fo:language="fr" fo:country="FR" officeooo:rsid="00456281" style:font-size-asian="12pt" style:font-size-complex="12pt"/>
    </style:style>
    <style:style style:name="T5" style:family="text">
      <style:text-properties fo:font-size="12pt" fo:language="fr" fo:country="FR" officeooo:rsid="0046cf89" style:font-size-asian="12pt" style:font-size-complex="12pt"/>
    </style:style>
    <style:style style:name="T6" style:family="text">
      <style:text-properties fo:font-size="12pt" fo:language="fr" fo:country="FR" officeooo:rsid="00470156" style:font-size-asian="12pt" style:font-size-complex="12pt"/>
    </style:style>
    <style:style style:name="T7" style:family="text">
      <style:text-properties fo:font-size="12pt" fo:language="fr" fo:country="FR" officeooo:rsid="004818e1" style:font-size-asian="12pt" style:font-size-complex="12pt"/>
    </style:style>
    <style:style style:name="T8" style:family="text">
      <style:text-properties fo:font-size="12pt" fo:language="fr" fo:country="FR" officeooo:rsid="004877e7" style:font-size-asian="12pt" style:font-size-complex="12pt"/>
    </style:style>
    <style:style style:name="T9" style:family="text">
      <style:text-properties fo:font-size="12pt" fo:language="fr" fo:country="FR" officeooo:rsid="0049429e" style:font-size-asian="12pt" style:font-size-complex="12pt"/>
    </style:style>
    <style:style style:name="T10" style:family="text">
      <style:text-properties fo:font-size="12pt" fo:language="fr" fo:country="FR" officeooo:rsid="004a3567" style:font-size-asian="12pt" style:font-size-complex="12pt"/>
    </style:style>
    <style:style style:name="T11" style:family="text">
      <style:text-properties fo:font-size="12pt" fo:language="fr" fo:country="FR" officeooo:rsid="004bd0d2" style:font-size-asian="12pt" style:font-size-complex="12pt"/>
    </style:style>
    <style:style style:name="T12" style:family="text">
      <style:text-properties fo:font-size="12pt" fo:language="fr" fo:country="FR" officeooo:rsid="004d9223" style:font-size-asian="12pt" style:font-size-complex="12pt"/>
    </style:style>
    <style:style style:name="T13" style:family="text">
      <style:text-properties fo:font-size="12pt" fo:language="fr" fo:country="FR" officeooo:rsid="004e35c7" style:font-size-asian="12pt" style:font-size-complex="12pt"/>
    </style:style>
    <style:style style:name="T14" style:family="text">
      <style:text-properties fo:font-size="12pt" fo:language="fr" fo:country="FR" officeooo:rsid="00525fce" style:font-size-asian="12pt" style:font-size-complex="12pt"/>
    </style:style>
    <style:style style:name="T15" style:family="text">
      <style:text-properties fo:font-size="12pt" fo:language="fr" fo:country="FR" officeooo:rsid="0064772e" style:font-size-asian="12pt" style:font-size-complex="12pt"/>
    </style:style>
    <style:style style:name="T16" style:family="text">
      <style:text-properties officeooo:rsid="0046cf89"/>
    </style:style>
    <style:style style:name="T17" style:family="text">
      <style:text-properties officeooo:rsid="00470156"/>
    </style:style>
    <style:style style:name="T18" style:family="text">
      <style:text-properties officeooo:rsid="004818e1"/>
    </style:style>
    <style:style style:name="T19" style:family="text">
      <style:text-properties officeooo:rsid="004877e7"/>
    </style:style>
    <style:style style:name="T20" style:family="text">
      <style:text-properties style:text-position="sub 58%"/>
    </style:style>
    <style:style style:name="T21" style:family="text">
      <style:text-properties officeooo:rsid="0049429e"/>
    </style:style>
    <style:style style:name="T22" style:family="text">
      <style:text-properties style:font-name="Times New Roman1" officeooo:rsid="0049429e"/>
    </style:style>
    <style:style style:name="T23" style:family="text">
      <style:text-properties officeooo:rsid="004a3567"/>
    </style:style>
    <style:style style:name="T24" style:family="text">
      <style:text-properties officeooo:rsid="00503de6"/>
    </style:style>
    <style:style style:name="T25" style:family="text">
      <style:text-properties officeooo:rsid="0050d43c"/>
    </style:style>
    <style:style style:name="T26" style:family="text">
      <style:text-properties officeooo:rsid="00525fce"/>
    </style:style>
    <style:style style:name="T27" style:family="text">
      <style:text-properties fo:text-transform="uppercase" style:font-name="Arial" fo:font-weight="bold" officeooo:rsid="00539503" style:font-weight-asian="bold" style:font-weight-complex="bold"/>
    </style:style>
    <style:style style:name="T28" style:family="text">
      <style:text-properties style:font-name="Cmathscr" fo:font-style="italic" officeooo:rsid="004a3567" style:font-style-asian="italic" style:font-style-complex="italic"/>
    </style:style>
    <style:style style:name="T29" style:family="text">
      <style:text-properties style:font-name="Cmathscr" fo:font-size="12pt" fo:language="fr" fo:country="FR" fo:font-style="italic" officeooo:rsid="004a3567" style:font-size-asian="12pt" style:font-style-asian="italic" style:font-size-complex="12pt" style:font-style-complex="italic"/>
    </style:style>
    <style:style style:name="T30" style:family="text">
      <style:text-properties officeooo:rsid="0055d85b"/>
    </style:style>
    <style:style style:name="T31" style:family="text">
      <style:text-properties officeooo:rsid="00563a59"/>
    </style:style>
    <style:style style:name="T32" style:family="text">
      <style:text-properties officeooo:rsid="0062a245"/>
    </style:style>
    <style:style style:name="T33" style:family="text">
      <style:text-properties officeooo:rsid="00630601"/>
    </style:style>
    <style:style style:name="T34" style:family="text">
      <style:text-properties officeooo:rsid="0064772e"/>
    </style:style>
    <style:style style:name="Sect1" style:family="section">
      <style:section-properties text:dont-balance-text-columns="true" style:editable="false">
        <style:columns fo:column-count="3" fo:column-gap="0.6cm">
          <style:column-sep style:width="0.035cm" style:color="#000000" style:height="100%" style:style="none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édiatrices</text:span><text:tab/><text:span text:style-name="T27">5</text:span>.<text:span text:style-name="T27">1</text:span></text:p>
      <text:p text:style-name="P3"/>
      <text:section text:style-name="Sect1" text:name="Section1">
        <text:p text:style-name="P30">Exercices de constructions :</text:p>
        <text:list xml:id="list1435295323" text:style-name="Numbering_20_4">
          <text:list-item>
            <text:p text:style-name="P20">Soit un triangle ABC tel que :<text:line-break/>AB = 6 cm, BC = 4 cm et AC = 7 cm.</text:p>
          </text:list-item>
        </text:list>
        <text:list xml:id="list1641361053" text:style-name="Numbering_20_1">
          <text:list-item>
            <text:p text:style-name="Exo_20_1_29_">Construire (d<text:span text:style-name="T20">1</text:span>) la médiatrice de [AB] <text:line-break/>et (d<text:span text:style-name="T20">2</text:span>) celle de [BC].</text:p>
          </text:list-item>
          <text:list-item>
            <text:p text:style-name="Exo_20_1_29_">On appelle I l’intersection de (d<text:span text:style-name="T20">1</text:span>) et (d<text:span text:style-name="T20">2</text:span>).<text:line-break/>Que peut-on dire des longueurs IA, IB et IC ?</text:p>
          </text:list-item>
          <text:list-item>
            <text:p text:style-name="Exo_20_1_29_">Construire un cercle passant par les points A, B et C.</text:p>
          </text:list-item>
        </text:list>
        <text:p text:style-name="P2"/>
        <text:p text:style-name="P2"/>
        <text:list xml:id="list125533712914361" text:continue-list="list1435295323" text:style-name="Numbering_20_4">
          <text:list-item>
            <text:p text:style-name="P21"><text:span text:style-name="T9"><text:s/>On appelle</text:span><text:span text:style-name="T21"> (</text:span><text:span text:style-name="T22">Δ)</text:span><text:span text:style-name="T21"> la médiatrice d’un segment [MN] avec MN = 5cm.<text:line-break/></text:span><text:span text:style-name="T23">On appelle (</text:span><text:span text:style-name="T28">C </text:span><text:span text:style-name="T23">) le </text:span><text:span text:style-name="T21">cercle de centre O </text:span><text:span text:style-name="T23">et </text:span><text:span text:style-name="T21">de rayon </text:span><text:span text:style-name="T10">4 </text:span><text:span text:style-name="T23">cm passant par les points M et N.</text:span></text:p>
          </text:list-item>
        </text:list>
        <text:list xml:id="list125533304969415" text:continue-list="list1641361053" text:style-name="Numbering_20_1">
          <text:list-item text:start-value="1">
            <text:p text:style-name="Exo_20_1_29_"><text:span text:style-name="T23">Construire la droite </text:span><text:span text:style-name="T21">(</text:span><text:span text:style-name="T22">Δ).</text:span></text:p>
          </text:list-item>
          <text:list-item>
            <text:p text:style-name="Exo_20_1_29_">Le point O doit être l’intersection de quel cercle avec quel cercle ?</text:p>
          </text:list-item>
          <text:list-item>
            <text:p text:style-name="Exo_20_1_29_">Terminer la figure.</text:p>
          </text:list-item>
        </text:list>
        <text:p text:style-name="P2"/>
        <text:p text:style-name="P2"/>
        <text:list xml:id="list125534029194882" text:continue-list="list125533712914361" text:style-name="Numbering_20_4">
          <text:list-item>
            <text:p text:style-name="P21"><text:s/>Soit un triangle ABC tel que :<text:line-break/>AB = <text:span text:style-name="T11">3</text:span> cm, BC = <text:span text:style-name="T11">5</text:span> cm et AC = <text:span text:style-name="T11">6</text:span> cm.</text:p>
          </text:list-item>
        </text:list>
        <text:list xml:id="list125533912769500" text:continue-list="list125533304969415" text:style-name="Numbering_20_1">
          <text:list-item text:start-value="1">
            <text:p text:style-name="Exo_20_1_29_">Comment construire un point D sur la droite (AB) tel que AD = AC ? (faire une phrase précisant de quoi D <text:span text:style-name="T12">doit être</text:span> l’intersection)</text:p>
          </text:list-item>
          <text:list-item>
            <text:p text:style-name="P7">Y a-t-il une seule possibilité pour placer ce point D ?</text:p>
          </text:list-item>
          <text:list-item>
            <text:p text:style-name="Exo_20_1_29_">Faire une figure <text:span text:style-name="T32">mettant en évidence les différentes positions possibles du point D s’il y en a plusieurs.</text:span></text:p>
          </text:list-item>
        </text:list>
        <text:p text:style-name="Standard"/>
        <text:p text:style-name="Standard"/>
        <text:p text:style-name="P31">Exercices de <text:span text:style-name="T30">démonstra</text:span>tions :</text:p>
        <text:list xml:id="list125532797494809" text:continue-list="list125534029194882" text:style-name="Numbering_20_4">
          <text:list-item>
            <text:p text:style-name="P26">Soit un segment <text:span text:style-name="T2">[</text:span>AB<text:span text:style-name="T2">]</text:span> tel que AB = 8 cm.<text:line-break/>Soit M le point de <text:span text:style-name="T2">[</text:span>AB<text:span text:style-name="T2">]</text:span> tel que <text:span text:style-name="T2">AM</text:span> = 3 cm.<text:line-break/>On appelle <text:span text:style-name="T2">(</text:span>d<text:span text:style-name="T2">)</text:span> la médiatrice de <text:span text:style-name="T2">[AM]</text:span> et <text:span text:style-name="T2">(</text:span>d’<text:span text:style-name="T2">)</text:span> celle de <text:span text:style-name="T2">[</text:span>MB<text:span text:style-name="T2">]</text:span>.</text:p>
          </text:list-item>
        </text:list>
        <text:list xml:id="list125534368767714" text:continue-list="list125533912769500" text:style-name="Numbering_20_1">
          <text:list-item text:start-value="1">
            <text:p text:style-name="P8"><text:span text:style-name="T30">M</text:span>ontrer que (d) est perpendiculaire à (AB)</text:p>
          </text:list-item>
          <text:list-item>
            <text:p text:style-name="P9"><text:span text:style-name="T30">M</text:span>ontrer que (d’) est aussi perpendiculaire à (AB).</text:p>
          </text:list-item>
          <text:list-item>
            <text:p text:style-name="P11"><text:span text:style-name="T13">En déduire</text:span><text:span text:style-name="T2"> que (d) et (d’) sont parallèles.</text:span></text:p>
          </text:list-item>
        </text:list>
        <text:p text:style-name="Standard"/>
        <text:p text:style-name="Standard"/>
        <text:list xml:id="list125533668672407" text:continue-list="list125532797494809" text:style-name="Numbering_20_4">
          <text:list-item>
            <text:p text:style-name="P22"><text:span text:style-name="T1">Soi</text:span><text:span text:style-name="T3">en</text:span><text:span text:style-name="T1">t ABC et BC</text:span><text:span text:style-name="T3">D, </text:span><text:span text:style-name="T1">deux triangle</text:span><text:span text:style-name="T3">s</text:span><text:span text:style-name="T1"> </text:span><text:span text:style-name="T30">respectivement </text:span><text:span text:style-name="T1">isocèle</text:span><text:span text:style-name="T3">s</text:span><text:span text:style-name="T1"> </text:span><text:span text:style-name="T30">en</text:span><text:span text:style-name="T1"> </text:span><text:span text:style-name="T4">A et D</text:span><text:span text:style-name="T1">.</text:span></text:p>
          </text:list-item>
        </text:list>
        <text:list xml:id="list125534455452202" text:continue-list="list125534368767714" text:style-name="Numbering_20_1">
          <text:list-item text:start-value="1">
            <text:p text:style-name="P12">Montrer que <text:span text:style-name="T5">A appartient à</text:span> la médiatrice de <text:span text:style-name="T3">[</text:span>BC<text:span text:style-name="T3">]</text:span>.</text:p>
          </text:list-item>
          <text:list-item>
            <text:p text:style-name="P12">Montrer que <text:span text:style-name="T5">D</text:span> appartient <text:span text:style-name="T16">aussi </text:span>à la médiatrice de [BC].</text:p>
          </text:list-item>
          <text:list-item>
            <text:p text:style-name="P13">Que peut-on en déduire concernant (AD) ?</text:p>
          </text:list-item>
          <text:list-item>
            <text:p text:style-name="P12"><text:span text:style-name="T4">Que peut-on dire du</text:span> point d'intersection de <text:span text:style-name="T4">(AD)</text:span> avec <text:span text:style-name="T5">[</text:span><text:span text:style-name="T4">BC</text:span><text:span text:style-name="T5">]</text:span> ? <text:span text:style-name="T3">(</text:span>Justifier<text:span text:style-name="T3">)</text:span></text:p>
          </text:list-item>
        </text:list>
        <text:p text:style-name="Standard"/>
        <text:p text:style-name="Standard"/>
        <text:list xml:id="list125534662333333" text:continue-list="list125533668672407" text:style-name="Numbering_20_4">
          <text:list-item>
            <text:p text:style-name="P27"><text:span text:style-name="T6"><text:s/>S</text:span>oit <text:span text:style-name="T17">[</text:span>AB<text:span text:style-name="T17">]</text:span> un segment de milieu <text:span text:style-name="T6">I. <text:line-break/>O</text:span>n appelle <text:span text:style-name="T6">(d)</text:span> la <text:span text:style-name="T17">droite </text:span>perpendiculaire à <text:span text:style-name="T17">(</text:span>AB<text:span text:style-name="T17">)</text:span> passant par <text:span text:style-name="T6">I.</text:span> <text:span text:style-name="T6">S</text:span>oit <text:span text:style-name="T6">C </text:span>un point de <text:span text:style-name="T6">(d)</text:span> distinct de <text:span text:style-name="T6">I</text:span>.</text:p>
          </text:list-item>
        </text:list>
        <text:list xml:id="list125533201247415" text:continue-list="list125534455452202" text:style-name="Numbering_20_1">
          <text:list-item text:start-value="1">
            <text:p text:style-name="P14">Que représente la droite <text:span text:style-name="T6">(d)</text:span> pour le segment <text:span text:style-name="T17">[</text:span>AB<text:span text:style-name="T17">]</text:span> ? <text:span text:style-name="T17">(</text:span>Justifier<text:span text:style-name="T17">)</text:span></text:p>
          </text:list-item>
          <text:list-item>
            <text:p text:style-name="P14"><text:span text:style-name="T6">M</text:span>ontrer que <text:span text:style-name="T17">le triangle A</text:span>BC est un triangle isocèle.</text:p>
          </text:list-item>
        </text:list>
        <text:p text:style-name="Standard"/>
        <text:p text:style-name="Standard"/>
        <text:list xml:id="list125533377575617" text:continue-list="list125534662333333" text:style-name="Numbering_20_4">
          <text:list-item>
            <text:p text:style-name="P23"><text:s/>Soit <text:span text:style-name="T10">(</text:span><text:span text:style-name="T29">C </text:span><text:span text:style-name="T10">)</text:span> un cercle de centre O. <text:span text:style-name="T7">S</text:span>oi<text:span text:style-name="T18">en</text:span>t <text:span text:style-name="T7">A</text:span> et <text:span text:style-name="T7">B</text:span> deux points de <text:span text:style-name="T23">(</text:span><text:span text:style-name="T28">C </text:span><text:span text:style-name="T23">)</text:span><text:span text:style-name="T7"> et I</text:span> le milieu de <text:span text:style-name="T18">[</text:span>AB<text:span text:style-name="T18">].</text:span></text:p>
          </text:list-item>
        </text:list>
        <text:list xml:id="list125534145098820" text:continue-list="list125533201247415" text:style-name="Numbering_20_1">
          <text:list-item text:start-value="1">
            <text:p text:style-name="P10"><text:span text:style-name="T15">Montrer que I appartient à la médiatrice de [AB], puis que O appartient aussi à cette même médiatrice.</text:span></text:p>
          </text:list-item>
          <text:list-item>
            <text:p text:style-name="P15"><text:span text:style-name="T15">Que peut-on en déduire pour la droite </text:span><text:span text:style-name="T18">(IO) </text:span>?</text:p>
          </text:list-item>
          <text:list-item>
            <text:p text:style-name="P16">Montrer que (AB) est perpendiculaire à (IO).</text:p>
          </text:list-item>
        </text:list>
        <text:p text:style-name="P6"/>
        <text:list xml:id="list125534773464594" text:continue-list="list125533377575617" text:style-name="Numbering_20_4">
          <text:list-item>
            <text:p text:style-name="P28"><text:s/>On considère un triangle ABC rectangle en A tel que AB = 4 cm et AC = 6 cm.</text:p>
          </text:list-item>
        </text:list>
        <text:list xml:id="list125533001219011" text:continue-list="list125534145098820" text:style-name="Numbering_20_1">
          <text:list-item text:start-value="1">
            <text:p text:style-name="P17">Construire la médiatrice (d) du segment [AB].</text:p>
          </text:list-item>
          <text:list-item>
            <text:p text:style-name="P17">Construire de même la médiatrice (d’) du segment [AC].</text:p>
          </text:list-item>
          <text:list-item>
            <text:p text:style-name="P17">Montrer que (d) est parallèle à (AC).<text:line-break/><text:span text:style-name="T31">(</text:span><text:span text:style-name="T33">Démonstration en </text:span><text:span text:style-name="T31">2 étapes </text:span><text:span text:style-name="T33">successives</text:span><text:span text:style-name="T31">)</text:span></text:p>
          </text:list-item>
          <text:list-item>
            <text:p text:style-name="P17">Montrer que (d) et (d’) sont perpendiculaires.<text:line-break/><text:span text:style-name="T31">(2 étapes)</text:span></text:p>
          </text:list-item>
        </text:list>
        <text:p text:style-name="P5"/>
        <text:p text:style-name="P5"/>
        <text:list xml:id="list125533612128265" text:continue-list="list125534773464594" text:style-name="Numbering_20_4">
          <text:list-item>
            <text:p text:style-name="P24"><text:s/>ABCD est un quadrilatère dont les côtés [A<text:span text:style-name="T14">B</text:span>] et [<text:span text:style-name="T14">D</text:span>C] sont parallèles. <text:span text:style-name="T26">(Un tel quadrilatère est appelé « trapèze de bases [A</text:span><text:span text:style-name="T14">B</text:span><text:span text:style-name="T26">] et [</text:span><text:span text:style-name="T14">D</text:span><text:span text:style-name="T26">C] »)<text:line-break/></text:span><text:span text:style-name="T25">On appelle (d) la médiatrice de [A</text:span><text:span text:style-name="T14">B</text:span><text:span text:style-name="T25">] et (d’) celle de [</text:span><text:span text:style-name="T14">D</text:span><text:span text:style-name="T25">C].</text:span></text:p>
          </text:list-item>
        </text:list>
        <text:list xml:id="list125533462034990" text:continue-list="list125533001219011" text:style-name="Numbering_20_1">
          <text:list-item text:start-value="1">
            <text:p text:style-name="P18">Montrer que (d) est perpendiculaire à [DC].<text:line-break/><text:span text:style-name="T31">(2 étapes)</text:span></text:p>
          </text:list-item>
          <text:list-item>
            <text:p text:style-name="P18">En déduire que (d) et (d’) sont parallèles.<text:line-break/><text:span text:style-name="T31">(2 étapes)</text:span></text:p>
          </text:list-item>
        </text:list>
        <text:p text:style-name="Standard"/>
        <text:p text:style-name="P4"/>
        <text:list xml:id="list125533402189935" text:continue-list="list125533612128265" text:style-name="Numbering_20_4">
          <text:list-item>
            <text:p text:style-name="P29">Soit un segment <text:span text:style-name="T19">[</text:span>AB<text:span text:style-name="T19">].</text:span> <text:span text:style-name="T8">L</text:span>es points C et D son<text:span text:style-name="T19">t</text:span> tel<text:span text:style-name="T19">s</text:span> que le triangle ACB est <text:span text:style-name="T30">isocèle </text:span>rectangle en C et <text:span text:style-name="T19">que </text:span>le triangle ADB est équilatéral. </text:p>
          </text:list-item>
        </text:list>
        <text:list xml:id="list125532924113112" text:continue-list="list125533462034990" text:style-name="Numbering_20_1">
          <text:list-item text:start-value="1">
            <text:p text:style-name="P19">Que peut-on dire de la droite <text:span text:style-name="T19">(</text:span>D<text:span text:style-name="T19">C)</text:span> pour le segment <text:span text:style-name="T19">[</text:span>AB<text:span text:style-name="T19">]</text:span> ? <text:span text:style-name="T19">(</text:span><text:span text:style-name="T30">3 étapes</text:span><text:span text:style-name="T19">)</text:span></text:p>
          </text:list-item>
          <text:list-item>
            <text:p text:style-name="P19"><text:span text:style-name="T19">D</text:span>émontrer que <text:span text:style-name="T19">(</text:span>AB<text:span text:style-name="T19">)</text:span> est perpendiculaire à <text:span text:style-name="T19">(</text:span>DC<text:span text:style-name="T19">)</text:span>.</text:p>
          </text:list-item>
        </text:list>
        <text:p text:style-name="P4"/>
        <text:p text:style-name="P4"/>
        <text:list xml:id="list125534474606659" text:continue-list="list125533402189935" text:style-name="Numbering_20_4">
          <text:list-item>
            <text:p text:style-name="P25"><text:span text:style-name="T24">Soit </text:span><text:span text:style-name="T10">(</text:span><text:span text:style-name="T29">C </text:span><text:span text:style-name="T10">)</text:span><text:span text:style-name="T24"> un cercle de centre I et J un point extérieur à </text:span><text:span text:style-name="T10">(</text:span><text:span text:style-name="T29">C </text:span><text:span text:style-name="T10">)</text:span><text:span text:style-name="T24">. On appelle </text:span><text:span text:style-name="T10">(</text:span><text:span text:style-name="T29">C ‘</text:span><text:span text:style-name="T10">)</text:span><text:span text:style-name="T24"> le cercle de centre J qui passe par I. Ces deux cercles se coupent en A et B.<text:line-break/>Montrer que la droite (IJ) est la médiatrice du segment [AB]. </text:span><text:span text:style-name="T31">(3 étapes)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Cmathscr" svg:font-family="Cmathsc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Exo_20_I_29_" style:display-name="Exo I)" style:family="paragraph" style:parent-style-name="Standard" style:list-style-name="Numbering_20_4">
      <style:paragraph-properties fo:padding="0cm" fo:border-left="none" fo:border-right="none" fo:border-top="0.99pt solid #000000" fo:border-bottom="none" style:shadow="none" style:text-autospace="none"/>
      <style:text-properties fo:font-size="12pt" fo:language="fr" fo:country="FR" style:font-size-asian="12pt" style:font-size-complex="12pt"/>
    </style:style>
    <style:style style:name="Exo_20_1_29_" style:display-name="Exo 1)" style:family="paragraph" style:parent-style-name="Standard" style:list-style-name="Numbering_20_1">
      <style:paragraph-properties fo:margin-left="0.499cm" fo:margin-right="0cm" fo:text-indent="0cm" style:auto-text-indent="false" style:text-autospace="none"/>
      <style:text-properties fo:font-size="12pt" fo:language="fr" fo:country="FR" style:font-size-asian="12pt" style:font-size-complex="12pt"/>
    </style:style>
    <style:style style:name="Titre_20_Partie" style:display-name="Titre Partie" style:family="paragraph" style:parent-style-name="Standard">
      <style:text-properties style:font-name="Arial1" fo:font-family="Arial" style:font-style-name="Gras Italique" style:font-family-generic="swiss" style:font-pitch="variable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Exos">
      <text:list-level-style-number text:level="1" text:style-name="Numbering_5f_20_5f_Symbols" style:num-suffix=")" style:num-format="I">
        <style:list-level-properties text:min-label-width="0.499cm"/>
      </text:list-level-style-number>
      <text:list-level-style-number text:level="2" text:style-name="Numbering_5f_20_5f_Symbols" style:num-suffix=")" style:num-format="1">
        <style:list-level-properties text:space-before="0.499cm" text:min-label-width="0.499cm"/>
      </text:list-level-style-number>
      <text:list-level-style-bullet text:level="3" text:style-name="Bullet_5f_20_5f_Symbols" text:bullet-char="•">
        <style:list-level-properties text:space-before="1.905cm" text:min-label-width="0.499cm"/>
        <style:text-properties style:font-name="StarSymbol"/>
      </text:list-level-style-bullet>
      <text:list-level-style-bullet text:level="4" text:style-name="Bullet_5f_20_5f_Symbols" text:bullet-char="•">
        <style:list-level-properties text:space-before="2.54cm" text:min-label-width="0.499cm"/>
        <style:text-properties style:font-name="StarSymbol"/>
      </text:list-level-style-bullet>
      <text:list-level-style-bullet text:level="5" text:style-name="Bullet_5f_20_5f_Symbols" text:bullet-char="•">
        <style:list-level-properties text:space-before="3.175cm" text:min-label-width="0.499cm"/>
        <style:text-properties style:font-name="StarSymbol"/>
      </text:list-level-style-bullet>
      <text:list-level-style-bullet text:level="6" text:style-name="Bullet_5f_20_5f_Symbols" text:bullet-char="•">
        <style:list-level-properties text:space-before="3.81cm" text:min-label-width="0.499cm"/>
        <style:text-properties style:font-name="StarSymbol"/>
      </text:list-level-style-bullet>
      <text:list-level-style-bullet text:level="7" text:style-name="Bullet_5f_20_5f_Symbols" text:bullet-char="•">
        <style:list-level-properties text:space-before="4.445cm" text:min-label-width="0.499cm"/>
        <style:text-properties style:font-name="StarSymbol"/>
      </text:list-level-style-bullet>
      <text:list-level-style-bullet text:level="8" text:style-name="Bullet_5f_20_5f_Symbols" text:bullet-char="•">
        <style:list-level-properties text:space-before="5.08cm" text:min-label-width="0.499cm"/>
        <style:text-properties style:font-name="StarSymbol"/>
      </text:list-level-style-bullet>
      <text:list-level-style-bullet text:level="9" text:style-name="Bullet_5f_20_5f_Symbols" text:bullet-char="•">
        <style:list-level-properties text:space-before="5.715cm" text:min-label-width="0.499cm"/>
        <style:text-properties style:font-name="StarSymbol"/>
      </text:list-level-style-bullet>
      <text:list-level-style-bullet text:level="10" text:style-name="Bullet_5f_20_5f_Symbols" text:bullet-char="•">
        <style:list-level-properties text:space-before="6.35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Thibaud FONTANET</meta:initial-creator>
    <meta:creation-date>2006-09-10T11:53:40</meta:creation-date>
    <dc:date>2022-12-07T12:55:31.824302102</dc:date>
    <meta:print-date>2018-01-20T22:19:45.572000000</meta:print-date>
    <dc:language>fr-FR</dc:language>
    <meta:editing-cycles>207</meta:editing-cycles>
    <meta:editing-duration>P2DT35M9S</meta:editing-duration>
    <meta:document-statistic meta:table-count="0" meta:image-count="0" meta:object-count="0" meta:page-count="1" meta:paragraph-count="43" meta:word-count="659" meta:character-count="3241" meta:non-whitespace-character-count="2656"/>
    <meta:user-defined meta:name="Info 1"/>
    <meta:user-defined meta:name="Info 2"/>
    <meta:user-defined meta:name="Info 3"/>
    <meta:user-defined meta:name="Info 4"/>
  </office:meta>
</office:document-meta>
</file>